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5.0313in" style:rel-column-width="47599*"/>
    </style:style>
    <style:style style:name="Table5.B" style:family="table-column">
      <style:table-column-properties style:column-width="1.8958in" style:rel-column-width="1793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1" style:family="table">
      <style:table-properties style:width="6.7708in" fo:margin-left="0.0771in" fo:margin-right="0.0771in" table:align="margins"/>
    </style:style>
    <style:style style:name="Table1.A" style:family="table-column">
      <style:table-column-properties style:column-width="2.1979in" style:rel-column-width="3165*"/>
    </style:style>
    <style:style style:name="Table1.B" style:family="table-column">
      <style:table-column-properties style:column-width="1.1354in" style:rel-column-width="1635*"/>
    </style:style>
    <style:style style:name="Table1.C" style:family="table-column">
      <style:table-column-properties style:column-width="1.5313in" style:rel-column-width="2205*"/>
    </style:style>
    <style:style style:name="Table1.D" style:family="table-column">
      <style:table-column-properties style:column-width="1.9063in" style:rel-column-width="2745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2" style:family="table">
      <style:table-properties style:width="6.7813in" fo:margin-left="0.0667in" fo:margin-right="0.0771in" table:align="margins"/>
    </style:style>
    <style:style style:name="Table2.A" style:family="table-column">
      <style:table-column-properties style:column-width="6.7813in" style:rel-column-width="9765*"/>
    </style:style>
    <style:style style:name="Table2.1" style:family="table-row">
      <style:table-row-properties style:min-row-height="1.1042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/>
            <text:p text:style-name="P13"/>
            <text:p text:style-name="P13"/>
            <text:p text:style-name="P14"><text:text-input text:description="">$purchase.title</text:text-input> 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Bill To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8">Cash Purchase No.</text:p>
          </table:table-cell>
          <table:table-cell table:style-name="Table1.D1" office:value-type="string">
            <text:p text:style-name="P11"><text:s text:c="3"/><text:text-input text:description="">$purchase.number</text:text-input></text:p>
          </table:table-cell>
        </table:table-row>
        <table:table-row table:style-name="Table1.2">
          <table:table-cell table:style-name="Table1.A2" table:number-rows-spanned="4" office:value-type="string">
            <text:p text:style-name="P4"><text:text-input text:description="">$purchase.vendorNBill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8">Cash Purchase Date </text:p>
          </table:table-cell>
          <table:table-cell table:style-name="Table1.A2" office:value-type="string">
            <text:p text:style-name="P11"><text:s text:c="3"/><text:text-input text:description="">$purchase.date</text:text-input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8">Delivery Date </text:p>
          </table:table-cell>
          <table:table-cell table:style-name="Table1.A2" office:value-type="string">
            <text:p text:style-name="P11"><text:s text:c="3"/><text:text-input text:description="">$purchase.deliveryDate</text:text-input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8">Payment Method</text:p>
          </table:table-cell>
          <table:table-cell table:style-name="Table1.A2" office:value-type="string">
            <text:p text:style-name="P11"><text:s text:c="3"/><text:text-input text:description="">$purchase.payMethod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urrency </text:p>
          </table:table-cell>
          <table:table-cell table:style-name="Table1.A2" office:value-type="string">
            <text:p text:style-name="P12"><text:span text:style-name="T2"><text:s text:c="3"/></text:span><text:span text:style-name="T2"><text:text-input text:description="">$purchase.currency</text:text-input>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purchase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purchase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3"><text:text-input text:description="">$purchase.total</text:text-input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text-input text:description="">$purchase.registrationAddress</text:text-input></text:p>
          </table:table-cell>
          <table:table-cell table:style-name="Table5.B1" office:value-type="string">
            <text:p text:style-name="Table_20_Contents"><draw:frame draw:style-name="fr1" draw:name="graphics2" text:anchor-type="paragraph" svg:x="0.5in" svg:y="0in" svg:width="0.7992in" svg:height="0.3591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7T09:53:28.47</dc:date>
    <meta:editing-duration>PT3H29M34S</meta:editing-duration>
    <meta:editing-cycles>105</meta:editing-cycles>
    <meta:document-statistic meta:table-count="5" meta:image-count="1" meta:object-count="0" meta:page-count="1" meta:paragraph-count="35" meta:word-count="47" meta:character-count="521"/>
  </office:meta>
</office:document-meta>
</file>